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23832f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Inter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adea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Caladea" officeooo:paragraph-rsid="00135824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ladea" officeooo:paragraph-rsid="001a48c3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Caladea"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ladea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loext:contextual-spacing="false" fo:text-align="start" style:justify-single-word="false" style:writing-mode="lr-tb"/>
      <style:text-properties style:font-name="Caladea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ladea"/>
    </style:style>
    <style:style style:name="P10" style:family="paragraph" style:parent-style-name="Standard" style:master-page-name="Standard">
      <style:paragraph-properties fo:text-align="start" style:justify-single-word="false" style:page-number="auto" style:writing-mode="lr-tb"/>
      <style:text-properties fo:color="#ce181e" style:font-name="Inter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ladea" fo:font-size="18pt" fo:font-style="italic" fo:font-weight="bold" officeooo:rsid="000f6ba9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ladea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ladea" fo:font-weight="bold" officeooo:paragraph-rsid="0023832f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ladea" fo:font-weight="bold" officeooo:rsid="0023832f" officeooo:paragraph-rsid="0023832f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Calade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aladea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aladea" officeooo:rsid="0012b50e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ladea" officeooo:rsid="0012b50e" officeooo:paragraph-rsid="00135824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Caladea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Caladea" officeooo:paragraph-rsid="0023832f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Inter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Inter" fo:font-weight="bold" officeooo:rsid="001a48c3" officeooo:paragraph-rsid="001a48c3" style:font-weight-asian="bold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Inter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23832f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loext:contextual-spacing="false"/>
      <style:text-properties style:font-name="Calade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b50e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4e68f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50042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officeooo:rsid="001f294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50042" style:font-style-asian="italic" style:font-weight-asian="normal" style:font-style-complex="italic" style:font-weight-complex="normal"/>
    </style:style>
    <style:style style:name="T7" style:family="text">
      <style:text-properties officeooo:rsid="0012b50e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6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139ca8" style:font-size-asian="18pt" style:font-weight-asian="bold" style:font-size-complex="16pt" style:font-weight-complex="bold"/>
    </style:style>
    <style:style style:name="T10" style:family="text">
      <style:text-properties style:font-name="Caladea"/>
    </style:style>
    <style:style style:name="T11" style:family="text">
      <style:text-properties style:font-name="Caladea" officeooo:rsid="0014e68f"/>
    </style:style>
    <style:style style:name="T12" style:family="text">
      <style:text-properties style:font-name="Caladea" fo:font-weight="bold" style:font-weight-asian="bold" style:font-weight-complex="bold"/>
    </style:style>
    <style:style style:name="T13" style:family="text">
      <style:text-properties style:font-name="Caladea" fo:font-weight="bold" officeooo:rsid="0023832f" style:font-weight-asian="bold" style:font-weight-complex="bold"/>
    </style:style>
    <style:style style:name="T14" style:family="text">
      <style:text-properties style:font-name="Caladea" fo:font-weight="normal" officeooo:rsid="0023832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5824" style:font-weight-asian="bold" style:font-weight-complex="bold"/>
    </style:style>
    <style:style style:name="T17" style:family="text">
      <style:text-properties fo:font-weight="bold" officeooo:rsid="001a48c3" style:font-weight-asian="bold" style:font-weight-complex="bold"/>
    </style:style>
    <style:style style:name="T18" style:family="text">
      <style:text-properties officeooo:rsid="001a48c3"/>
    </style:style>
    <style:style style:name="T19" style:family="text">
      <style:text-properties officeooo:rsid="001f294a"/>
    </style:style>
    <style:style style:name="T20" style:family="text">
      <style:text-properties fo:font-weight="normal" officeooo:rsid="0022acc6" style:font-weight-asian="normal" style:font-weight-complex="normal"/>
    </style:style>
    <style:style style:name="T21" style:family="text">
      <style:text-properties officeooo:rsid="00204ea4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f294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bold" officeooo:rsid="001f294a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><text:span text:style-name="T8">PR</text:span><text:span text:style-name="T9">O</text:span><text:span text:style-name="T8">JECT</text:span></text:p>
      <text:p text:style-name="P3"/>
      <text:p text:style-name="P11"><text:s text:c="35"/>LOAN PREDICTION</text:p>
      <text:p text:style-name="P7"/>
      <text:p text:style-name="P12">Problem Statement:</text:p>
      <text:p text:style-name="P12"/>
      <text:p text:style-name="P3">The dataset contains <text:span text:style-name="T19">prediction result </text:span><text:span text:style-name="T15"><text:s/></text:span>provided by a total of <text:span text:style-name="T19">640 </text:span><text:span text:style-name="T5">customers</text:span>. Train file contains<text:span text:style-name="T15"> <text:s text:c="7"/></text:span><text:span text:style-name="T20">a portion of the data set for training the model <text:s/></text:span>and in the test file the <text:span text:style-name="T19">coustomers </text:span>needs to <text:span text:style-name="T22">predict the r</text:span><text:span text:style-name="T23">esult</text:span><text:span text:style-name="T22"> provided by the same set of users on </text:span><text:span text:style-name="T23">the</text:span><text:span text:style-name="T24"> </text:span><text:span text:style-name="T23">data</text:span><text:span text:style-name="T25">.</text:span> The complete text for <text:span text:style-name="T21">data </text:span>is also provided in a separate csv. <text:span text:style-name="T21">T</text:span>he task is to predict the <text:span text:style-name="T21">loan prediction result.</text:span></text:p>
      <text:p text:style-name="P2"/>
      <text:p text:style-name="P12">Evaluation Metric:</text:p>
      <text:p text:style-name="P21"/>
      <text:p text:style-name="P5">The evaluation metric for this challenge is <text:span text:style-name="T18">taiking the</text:span> <text:span text:style-name="T15"><text:s/></text:span><text:span text:style-name="T17">Accuracy &amp; </text:span><text:span text:style-name="T15">mean squared error (MSE)</text:span></text:p>
      <text:p text:style-name="P22"/>
      <text:p text:style-name="P3"/>
      <text:p text:style-name="P15">APPROACH:</text:p>
      <text:p text:style-name="P2"/>
      <text:p text:style-name="P3"><text:s/><text:span text:style-name="T1">Preprocessing </text:span><text:span text:style-name="T2">Loan Prediction </text:span><text:span text:style-name="T1">data</text:span></text:p>
      <text:p text:style-name="P16"/>
      <text:p text:style-name="P3">* Removed <text:span text:style-name="T7">the unwanted columns</text:span></text:p>
      <text:p text:style-name="P3"/>
      <text:p text:style-name="P3">* <text:span text:style-name="T7">Replacing the missing values</text:span></text:p>
      <text:p text:style-name="P3"/>
      <text:p text:style-name="P3">* <text:span text:style-name="T7">Check the out layer values</text:span></text:p>
      <text:p text:style-name="P3"/>
      <text:p text:style-name="P18">* Checking co-relation between numerical features</text:p>
      <text:p text:style-name="P4"/>
      <text:p text:style-name="P17">*Converting all features to numerical features using get_dummies()</text:p>
      <text:p text:style-name="P3"/>
      <text:p text:style-name="P3"/>
      <text:p text:style-name="P8"><text:span text:style-name="T15"><text:s/></text:span><text:bookmark text:name="Splitting-data-into-x-and-y-for-training-testing-and-modeling."/><text:span text:style-name="T15">Splitting data into </text:span><text:span text:style-name="T16">X</text:span><text:span text:style-name="T15"> and </text:span><text:span text:style-name="T16">Y</text:span><text:span text:style-name="T15"> for training testing and modeling.</text:span></text:p>
      <text:list xml:id="list2989866807" text:style-name="L1">
        <text:list-item>
          <text:p text:style-name="P26">Test data is used to test/evaluate the model </text:p>
        </text:list-item>
      </text:list>
      <text:p text:style-name="P9"/>
      <text:list xml:id="list221229132182967" text:continue-numbering="true" text:style-name="L1">
        <text:list-item>
          <text:p text:style-name="P25"><text:span text:style-name="T10">Train data is used for training the mod</text:span>el </text:p>
        </text:list-item>
      </text:list>
      <text:p text:style-name="P2"/>
      <text:p text:style-name="P3"><text:span text:style-name="T1">Algorithm </text:span><text:span text:style-name="T3">used:</text:span></text:p>
      <text:p text:style-name="P3"><text:span text:style-name="T3"/></text:p>
      <text:p text:style-name="P3"><text:span text:style-name="T3">*</text:span><text:span text:style-name="T6">KNN</text:span><text:span text:style-name="T4"> </text:span><text:span text:style-name="T6">Imputer</text:span></text:p>
      <text:p text:style-name="P3"/>
      <text:p text:style-name="P1"><text:span text:style-name="T11">*Logistics</text:span><text:span text:style-name="T10"> Regressor </text:span></text:p>
      <text:p text:style-name="P20"/>
      <text:p text:style-name="P1"><text:span text:style-name="T10">Score:</text:span><text:span text:style-name="T12"> <text:s/></text:span><text:span text:style-name="T15">22.167487684729064</text:span><text:span text:style-name="T12"> </text:span></text:p>
      <text:p text:style-name="P13"/>
      <text:p text:style-name="P1"><text:span text:style-name="T14">Accuracy</text:span><text:span text:style-name="T13">: 77.83251231527095</text:span></text:p>
      <text:p text:style-name="P14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01:12:29</meta:creation-date>
    <dc:language>en-IN</dc:language>
    <dc:date>2020-06-26T22:12:27.057856567</dc:date>
    <meta:editing-cycles>22</meta:editing-cycles>
    <meta:editing-duration>PT1H2M27S</meta:editing-duration>
    <meta:generator>LibreOffice/6.1.5.2$Linux_X86_64 LibreOffice_project/90f8dcf33c87b3705e78202e3df5142b201bd805</meta:generator>
    <meta:document-statistic meta:table-count="0" meta:image-count="0" meta:object-count="0" meta:page-count="2" meta:paragraph-count="21" meta:word-count="164" meta:character-count="1065" meta:non-whitespace-character-count="872"/>
  </office:meta>
</office:document-meta>
</file>